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9.331cm" style:use-optimal-column-width="false"/>
    </style:style>
    <style:style style:name="co2" style:family="table-column">
      <style:table-column-properties style:column-width="62.67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fo:padding-top="1.27cm" fo:padding-bottom="0.635cm" fo:padding-left="0.635cm" fo:padding-right="0.635cm" style:writing-mode="rl-tb"/>
      <style:paragraph-properties fo:text-align="justify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fo:padding-top="1.27cm" fo:padding-bottom="0.635cm" fo:padding-left="0.635cm" fo:padding-right="0.635cm" style:writing-mode="rl-tb"/>
      <style:paragraph-properties fo:text-align="justify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2cm" svg:height="104.44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لازم تھی مجھ پہ رد بلا، کیا برا کیا<text:line-break/>نادِ علی سے کام لیا، کیا برا کیا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1">
              <table:table-cell>
                <text:p text:style-name="P1">جس میں شرابِ عشقِ علی کی رمق نہ تھی<text:line-break/>وہ جام میں نے توڑ دیا، کیا برا کیا<text:span text:style-name="T1"><text:line-break/></text:span><text:span text:style-name="T1"/></text:p>
              </table:table-cell>
              <table:table-cell>
                <text:p text:style-name="P1">خالق سے ملتی جلتی ہے تصویر آپ کی<text:line-break/>اس میں نصیریوں نے بھلا،کیا برا کی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خالق کی بارگاہ میں تاخیر دیکھ کر<text:line-break/>مانگی علی کے در پہ دعا، کیا برا کیا<text:span text:style-name="T1"><text:line-break/></text:span><text:span text:style-name="T1"/></text:p>
              </table:table-cell>
              <table:table-cell>
                <text:p text:style-name="P1">جس نے ہلاکتوں سے بچایا تھا شیخ کو<text:line-break/>میں نے اُسی کا نام لیا، کیا برا کی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بدلو نہ اتحاد کے بستر پہ کروٹیں<text:line-break/>میں نے کہا بُرے کو برا، کیا برا کیا<text:span text:style-name="T1"><text:line-break/></text:span><text:span text:style-name="T1"/></text:p>
              </table:table-cell>
              <table:table-cell>
                <text:p text:style-name="P1">جاتا ہے خود طواف کو کعبہ بھی کربلا<text:line-break/>پھر میں نے جا کے کربو بلا، کیا برا کی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لینی تھی مجھ کو دولت ذکرِ حسین کی<text:line-break/>سرخم علی کے در پہ کیا ،کیا برا کیا<text:span text:style-name="T1"><text:line-break/></text:span><text:span text:style-name="T1"/></text:p>
              </table:table-cell>
              <table:table-cell>
                <text:p text:style-name="P1">کرنی تھی مجھ کو حضرت عباس کی سنا<text:line-break/>نامِ علی سے کام لیا ،کیا برا کیا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2.004cm" fo:page-height="10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7:48:51.660377300</meta:creation-date>
    <dc:date>2026-01-27T17:51:46.225327400</dc:date>
    <meta:editing-duration>PT2M54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